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3</text:p>
      <text:p text:style-name="P5"/>
      <text:p text:style-name="P5"/>
      <text:p text:style-name="P5">Last updated 10 November 2009</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Getting Access to the API<text:tab/>3</text:p>
          <text:p text:style-name="P13">Technical Overview<text:tab/>3</text:p>
          <text:p text:style-name="P13">OAuth Configuration<text:tab/>3</text:p>
          <text:p text:style-name="P13">API Documentation<text:tab/>4</text:p>
          <text:p text:style-name="P14">URL Format <text:tab/>4</text:p>
          <text:p text:style-name="P14">Response Codes<text:tab/>4</text:p>
          <text:p text:style-name="P14">customer API call<text:tab/>5</text:p>
          <text:p text:style-name="P14">meter_readings GET API call<text:tab/>7</text:p>
          <text:p text:style-name="P14">meter_readings POST API call<text:tab/>8</text:p>
          <text:p text:style-name="P14">products API call<text:tab/>9</text:p>
          <text:p text:style-name="P14">top_up GET API call<text:tab/>10</text:p>
          <text:p text:style-name="P14">top_up POST API call<text:tab/>11</text:p>
        </text:index-body>
      </text:table-of-content>
      <text:p text:style-name="P2"/>
      <text:h text:style-name="P15"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A callback URL passed to the request token URL is required.</text:p>
      <text:p text:style-name="Text_20_body"/>
      <text:p text:style-name="Text_20_body"/>
      <text:h text:style-name="P15"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line-break/></text:span>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2">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8"><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6"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first_name<text:tab/><text:tab/><text:tab/><text:tab/><text:span text:style-name="T1">first name of the customer</text:span><text:line-break/><text:tab/>last_name<text:tab/><text:tab/><text:tab/><text:tab/><text:span text:style-name="T1">last name of the customer</text:span><text:line-break/><text:tab/>email<text:tab/><text:tab/><text:tab/><text:tab/><text:tab/><text:span text:style-name="T1">e-mail address of the customer</text:span><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0">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6"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tab/>[E009] This property is not active<text:line-break/></text:span></text:p>
      <text:h text:style-name="P16"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adings[</text:span><text:span text:style-name="T4">register_number</text:span><text:span text:style-name="T3">]<text:tab/></text:span><text:span text:style-name="T1">the reading for </text:span><text:span text:style-name="T2">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1"><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6"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Under usual circumstances, a price returned by this call will be valid for purchase through the Powershop web site until midnight.</text:span></text:p>
      <text:p text:style-name="P9"/>
      <text:h text:style-name="P16"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If the customer's unit balance is zero or positive, only the “unit_balance” key will be returned.</text:span></text:p>
      <text:p text:style-name="P9"/>
      <text:h text:style-name="P16"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line-break/><text:tab/>[E009] This property is not active</text:span></text:p>
      <text:p text:style-name="P11"><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09-11-10T12:03:50</dc:date>
    <meta:editing-duration>PT01H41M49S</meta:editing-duration>
    <meta:editing-cycles>81</meta:editing-cycles>
    <meta:generator>OpenOffice.org/3.1$Unix OpenOffice.org_project/310m19$Build-9420</meta:generator>
    <meta:document-statistic meta:table-count="0" meta:image-count="0" meta:object-count="0" meta:page-count="11" meta:paragraph-count="101" meta:word-count="1710" meta:character-count="11328"/>
  </office:meta>
</office:document-meta>
</file>